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XITS2" svg:font-family="XITS" style:font-adornments="Bold" style:font-pitch="variable"/>
    <style:font-face style:name="XITS1" svg:font-family="XITS" style:font-adornments="Italic" style:font-pitch="variable"/>
    <style:font-face style:name="XITS" svg:font-family="XITS"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Dfns Compiler: Report and Proposal</text:p>
      <text:p text:style-name="Sub-title">Aaron W. Hsu<text:line-break/><text:a xlink:type="simple" xlink:href="mailto:arcfide@sacrideo.us">arcfide@sacrideo.us</text:a><text:line-break/>Indiana University<text:line-break/><text:line-break/><text:date style:data-style-name="N79" text:date-value="2013-01-09T22:10:13.99">Wednesday, January 9, 2013</text:date></text:p>
      <text:h text:style-name="Heading_20_1" text:outline-level="1">Abstract</text:h>
      <text:p text:style-name="Text_20_body">The Co-Dfns project aims to develop a high-performance, parallel, formally grounded APL implementation targeted at ease of programming high-performance parallel systems, particularly by domain experts. The language judiciously extends the D-fns APL language created by Dyalog to provide for explicit control of parallel systems in a manner that allows for both multi-core and massively distributed computation. The language has undergone rigorous formal analysis and has a number of theoretically sound foundations that support its use and development, but currently, no industrial-strength implementation of the language exists. This proposal describes the development history of the language, its features, and the goals of its development to date, together with a plan of action to both develop an industrial strength compiler integrated with the Dyalog APL interpreter and a plan for comparing its performance in a number of well known benchmarks and real-life programs against existing solutions to parallel array languages and to Dyalog APL itself.</text:p>
      <text:h text:style-name="Heading_20_1" text:outline-level="1"><text:soft-page-break/>Executive Summary</text:h>
      <text:p text:style-name="Text_20_body">The Co-Dfns language is a simple set of extensions to the Dyalog D-fns language designed to make parallel programming by domain experts accessible while still maintaining good performance. This is achieved through the use of data-oriented, implicit synchronization instead of traditional synchronization, together with an explicit spawn operator, allowing reliable but predictable performance. This approach makes certain classes of non-deterministic bugs common in parallel programming easy to avoid.</text:p>
      <text:p text:style-name="Text_20_body">The language is also easy to learn, requiring only two additional primitives. This makes it easy for existing users of D-fns to quickly begin writing parallel programs. While easy to use, it is also explicit, allowing control over how much parallelism goes into a system.</text:p>
      <text:p text:style-name="Text_20_body">In 2012, Dyalog provided aid and funding in support of this project. This lead to rapid improvements to the initial language design, together with many prototypes testing different implementation strategies. It was also possible to demonstrate the formal rigor of the language and a semantics for the language was used to perform optimizations of source code in a manner that prevented the introduction of bugs in a reliable manner. This work was presented at the 2012 CnC Workshop, which is a gathering of researchers around the Concurrent Collection programming paradigm. This workshop was hosted at the University of Illinois at Urbana-Champaign. To other papers are currently in the works. The first is a theoretical paper describing the formal Hoare logic developed for the language, and is currently under consideration for acceptance by the 2013 WODET workshop on determinism and parallelism. A final paper is planed for submission to the ITP 2013 conference on interactive theorem proving, demonstrating the utility of array languages and formal methods for high-performance optimization and rapid implementation of complex parallel applications.</text:p>
      <text:p text:style-name="Text_20_body">While the work in 2012 cemented the Co-Dfns language, its syntax and semantics, demonstrated its implementability, identified performance bottlenecks in APL interpreters, and confirmed its formal capacity, a complete, industrial strength compiler was not attempted. The proposed plan for 2013 is to develop and benchmark a naïve but full-featured and industrial strength compiler. The compiler will be based on the LLVM framework, which has its own support for parallelism and GPU execution. A threading system such as qthreads will provide the run-time support for explicit threading. The targeted language of the compiler is the complete Co-Dfns language excepting the handling of signals or exceptions. The compiler will integrate directly into Dyalog APL, and will allow closed form D-fns applications to be directly integrated into larger APL programs that may not be written in D-fns. This should allow Co-Dfns to be <text:soft-page-break/>used in performance critical bottlenecks without sacrificing the investment in existing Dyalog code.</text:p>
      <text:p text:style-name="Text_20_body">In addition to the compiler, a series of benchmarks will permit a comparison of Co-Dfns performance against other common array languages, including Dyalog APL. This will give users an idea of how to use the language and provide some idea of relative performance.</text:p>
      <text:h text:style-name="Heading_20_1" text:outline-level="1">Introduction</text:h>
      <text:p text:style-name="Text_20_body">Dyalog APL is current an interpreted language with hand-tuned primitives to make certain idioms faster than they would be normally. There are still places where having a compiler provides significant opportunities for optimization, such as code with many user defined functions. Another instance is scalar fusion to optimize cache locality for chains of scalar functions. Having a compiler can help to improve execution speed in a number of ways.</text:p>
      <text:p text:style-name="Text_20_body">The ability to do compiler optimizations combined with the natural data parallelism of APL has lead to a number of efforts to automatically parallelize APL code. The general consensus among researchers, however, is that effective automatic parallelism is intractable for a fully general purpose language, though domain specific languages have proven quite ameniable to automatic parallelization.</text:p>
      <text:p text:style-name="Text_20_body">Traditional APL also has some features that make it difficult to compile. Gotos and dynamic scoping stand as the most onerous. However, the lexically scoped, functionally-oriented language known as D-fns addresses these issues, making it attractive for compilation. It does not introduce a convenient means of doing explicit parallelism, and most traditional programming models make poor partners for domain experts since they require so much expertise about parallelism just to debug them.</text:p>
      <text:p text:style-name="Text_20_body">Co-Dfns is a parallel extension to D-fns. The “Co” stands for, simultaneously, coordinated, co-routine, and co-existing, to capture the idea that the extensions allow for parallel, concurrent coordination of functions. The Intel CnC framework is the basis of the Co-Dfns explicit parallelism. It is a data-flow model of parallelism that uses a spawn-style semantics but eschews traditional synchronization structures in favor of implicit synchronization based on data dependencies. The model uses single assignment data structures that do not permit multiple assignments to a given location. Because of this, the CnC model is deterministic by construction, meaning that non-deterministic bugs like race conditions or non-deterministic deadlocks cannot occur. This determinism greatly simplifies programming of parallel systems.</text:p>
      <text:p text:style-name="Text_20_body">The Co-Dfns project aims to provide these main benefits: 1) an easy to use, high-performance <text:soft-page-break/>parallel programming model; 2) a performant implementation of Co-Dfns as a compiler; and, 3) a formal means of verifying and optimizing parallel programs. The rest of this report explains how and what was developed for #1 and #3, as well as a proposal for finishing a first stable version of the compiler mentioned in #2.</text:p>
      <text:h text:style-name="Heading_20_1" text:outline-level="1">A History of the Co-Dfns Project</text:h>
      <text:p text:style-name="Text_20_body">This section describes the development of Co-Dfns through 2012. The effort was funded in part by Dyalog. </text:p>
      <text:p text:style-name="Text_20_body">Co-Dfns began as a study into the parallel potential of APL. Originally, some sort of automatic parallelism was sought, but it became apparent that such an effort was not likely to succeed in the short term. The existing means of parallel programming in APL were all overly heavy weight and were not suitable for wide ranges of parallel tasks. Early in 2012, an interpreter simulating the semantics of CnC sparked interest in combining the ease of notation found in APL and its already data-parallel nature with the parallel model of CnC, which made reasoning about parallel systems easier by separating computation into kernels that are coordinated by data relationships instead of using error-prone synchronization constructs. The implicit nature of CnC turned out to mesh well with the implicitness of the APL notation, leading to a concise method for expressing explicit task parallelism in an APL world. </text:p>
      <text:p text:style-name="Text_20_body">The initial language design was a direct mapping of CnC concepts to APL notation, but it became clear that such a complicated syntax and semantics made little sense, as APL could already express these concepts without significant change to the language. Two new symbols were necessary, but otherwise, D-fns were enough. The Co-Dfns language adds an operator for spawning tasks, or parallel execution, called Par and written ∥ (Mathematical parallel double vertical bars). Another symbol was needed for single-assignment arrays. The ⊚ is an empty vector like ⍬ but with a fill element that is an empty, unassigned array cell. The arrays derived from ⊚ are all single-assignment arrays which block when reading an unassigned or empty cell until that cell is assigned a value. Other than these additions, the D-fns language remains unchanged.</text:p>
      <text:p text:style-name="Text_20_body">To clarify a bit more about the language itself, consider the expression 5⍴⊚. This expression results in a 5-element vector where all the elements are empty. Attempting to read one of these elements directly (say, with an expression like 0⌷5⍴⊚) will result in the thread blocking until some other thread writes to the elements that were referenced. Each index of the array can only be assigned a value once. The expression <text:span text:style-name="T1">X</text:span><text:span text:style-name="T2">←</text:span><text:span text:style-name="T1">F</text:span><text:span text:style-name="T2">∥ </text:span><text:span text:style-name="T1">E</text:span><text:span text:style-name="T2"> will bind </text:span><text:span text:style-name="T1">X </text:span><text:span text:style-name="T2">to an array that will eventually </text:span><text:soft-page-break/><text:span text:style-name="T2">satisfy the expression </text:span><text:span text:style-name="T1">X</text:span><text:span text:style-name="T2">≡</text:span><text:span text:style-name="T1">F E</text:span><text:span text:style-name="T2">. However, instead of computing </text:span><text:span text:style-name="T1">F</text:span><text:span text:style-name="T2"> directly and then returning the computed array, the expression will return immediately and bind </text:span><text:span text:style-name="T1">X</text:span><text:span text:style-name="T2"> to a single-assignment array that will be empty until the computation </text:span><text:span text:style-name="T1">F</text:span><text:span text:style-name="T2"> is completed. This computation is run in a separate, concurrent thread. In this sense, the ∥ operator returns a future, but the concept of a future is subsumed by the single-assignment array semantics. As a test of the utility of this simple set of extensions, a significant portion of the existing operators were taken and implemented in a parallel fashion on paper using these extensions. The resulting definitions were both direct and easy to understand.</text:span></text:p>
      <text:p text:style-name="Text_20_body">During this time and after, an effort to understand the implementation requirements took place in order to avoid implementing too much, while still maintaining enough control to perform effective optimizations. The JVM, Java, Haskell, Scheme, Dyalog APL, ML, and C/C++ with multiple threading run-times were all prototyped, but each of these had unfortunate trade-offs that made them unattractive targets.</text:p>
      <text:p text:style-name="Text_20_body">Additional work on a complete formal implementation using the Isabelle theorem prover began. A formal Hoare Logic was developed. The mechanization effort of the side-effect free expression language and the Hoare Logic is still underway, but the model has already been effectively used to perform optimizations of parallel programs.</text:p>
      <text:p text:style-name="Text_20_body">The work in 2012 was primarily intended to test the theoretical foundations of the language and to cement the semantics and syntax of the system. The language was also evaluated heavily for optimization potential and faithfulness to the APL “Tool of Thought” mentality. This has lead to a number of presentations and theory papers, but no finished implementations that are meant for deployment in any sort of production environment.</text:p>
      <text:h text:style-name="Heading_20_1" text:outline-level="1">Proposal for Compiler Development</text:h>
      <text:p text:style-name="Text_20_body">We can divide the effort to design a compiler into three major stages. The first stage focuses on a design of the passes of the compiler and implementing the parser, which is the means to get code into the compiler, and the LLVM layer, which gets code into an executable format. The second stage is the development of the passes that form the core of the compiler. At this stage, parallel execution is the main issue. The final stage is the continued development of optimization passes, including annotations for manual tuning and performance.</text:p>
      <text:p text:style-name="Text_20_body">A precise schedule of the details in each stage and how long each stage will take does not yet exist. However, based on previous compiler projects of similar scope and size, stages 1 and 2 are estimated to take up to the end of the Summer. </text:p>
      <text:p text:style-name="Text_20_body"><text:soft-page-break/>There are a few requirements that cross staging boundaries. Namely, a testing harness and testing suite needs continual development across all development stages. Additionally, a series of benchmarks shall be developed to support the evaluation of the compiler. </text:p>
      <text:p text:style-name="Text_20_body">The language of the compiler completed by the end of the Summer should be nearly feature complete, but may not include the error guard of normal D-fns, or potentially strand notation. It will include the parallel extensions consisting of single assignment arrays and parallel spawns. Error guards and strand notation are part of the intended full feature set, but are considered less necessary for immediate application than other features.</text:p>
      <text:p text:style-name="Text_20_body">The main compilation target (the language that the compiler will use to compile Co-Dfns programs) is the LLVM IR. LLVM has proven to be a robust and scalable compilation target for a number of languages, and new research is actively being done on the automatic vectorization and parallelization of LLVM code. Moreover, Nvidia has worked with the LLVM project to create a subset of LLVM called NVVM which allows programs which target the LLVM to be compiled for the GPU instead of the CPU. We plan to take advantage of this to allow Co-Dfns programs to leverage the CPU, GPU, and vectorization engines. It is portable across many platforms and all common desktop and embedded systems, as well as most high-performance super-computer resources. </text:p>
      <text:p text:style-name="Text_20_body">LLVM does not provide a specific task-parallel scheduling algorithm, and it does not contain any additional support for distributed computing. For this, we are looking at a number of targets. The current, most attractive option for the Multi-core CPU is qthreads, which is a lightweight threading system for scheduling many tasks efficiently. It includes Full-empty bit semantics which map well to the single-assignment array concept, as well as a performant work-stealing scheduler. It is not designed for distributed computing however, so we are currently consider the ParalleX project and others for efficient scaling across many machines and many computing nodes. These will integrate with and compliment, rather than replace the LLVM components of the compiler. </text:p>
      <text:p text:style-name="Text_20_body">We initially intend to target 64-bit integers, doubles, and unicode characters as the basic scalar types of array elements. This is due to the general utility of these, and the likelihood of efficient implementation. Additional support for other data-types will come later. </text:p>
      <text:h text:style-name="Heading_20_1" text:outline-level="1">Benchmarking and Comparison</text:h>
      <text:p text:style-name="Text_20_body">While the language has undergone theoretical analysis to demonstrate its potential as a high-performance language, with a physical implementation, new possibilities open up to compare the <text:soft-page-break/>language against other array languages in terms of performance. The benchmarks that we intend to write as a part of this effort are for the comparison of readable code, not code that is excessively tuned beyond easy comprehension. Thus, the goal is to demonstrate the performance of array languages relative to one another on multi-core, GPU, and distributed systems using normal performance practices, to represent the performance of the systems in common programming practice, rather than on focusing on the raw performance that can be derived after mangling code.</text:p>
      <text:p text:style-name="Text_20_body">To this end, a number of currently active array languages will be benchmarked, on a number of respected high-performance benchmarks and <text:s/>real-life programs. These benchmarks include the Graph 500 benchmark suite, the problem based benchmarking suite, and the NAS Parallel benchmark suite. Additionally, the intention is to benchmark real life applications provided by Dyalog customers as well as a medical image processing application currently written in Matlab.</text:p>
      <text:p text:style-name="Text_20_body">To compare the Co-Dfns implementation at various stages, languages of equivalent features will be compared, together with <text:s/>existing reference implementations in languages that are not representative of Array languages. This includes Dyalog APL, Haskell, Haskell Repa, Haskell Accelerate, Meta-par, C, Fortran, Scheme, SML, Java and Matlab. The comparisons will not be on execution speed alone but also a comparison of the relative code complexity involved. This should give an idea of the ease of using the programming languages compared with their execution spe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ejaVu Sans1" svg:font-family="'DejaVu Sans'" style:font-family-generic="swiss"/>
    <style:font-face style:name="XITS2" svg:font-family="XITS" style:font-adornments="Bold" style:font-pitch="variable"/>
    <style:font-face style:name="XITS1" svg:font-family="XITS" style:font-adornments="Italic" style:font-pitch="variable"/>
    <style:font-face style:name="XITS" svg:font-family="XITS"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in" fo:margin-right="0in" fo:margin-top="0in" fo:margin-bottom="0in" style:contextual-spacing="false" fo:line-height="100%" fo:text-align="justify" style:justify-single-word="false" fo:text-indent="0.5in" style:auto-text-indent="true" style:page-number="auto"/>
      <style:text-properties style:font-name="XITS" style:font-size-asian="10.5pt"/>
    </style:style>
    <style:style style:name="Heading" style:family="paragraph" style:parent-style-name="Standard" style:next-style-name="Text_20_body" style:class="text" style:master-page-name="">
      <style:paragraph-properties fo:margin="100%" fo:margin-left="0in" fo:margin-right="0in" fo:margin-top="0.1701in" fo:margin-bottom="0.5in" style:contextual-spacing="false" fo:text-align="center" style:justify-single-word="false" fo:text-indent="0in" style:auto-text-indent="false" style:page-number="auto" fo:keep-with-next="always"/>
      <style:text-properties style:font-name="XITS" fo:font-size="18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text-properties style:font-name="XIT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799in" style:contextual-spacing="false" fo:text-align="start" style:justify-single-word="false"/>
      <style:text-properties style:font-name="XITS1" fo:font-size="14pt" fo:font-style="italic"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701in" fo:margin-bottom="0.0799in" style:contextual-spacing="false" fo:text-align="start" style:justify-single-word="false"/>
      <style:text-properties style:font-name="XITS2" fo:font-size="12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Sub-title" style:family="paragraph" style:parent-style-name="Heading" style:next-style-name="Heading_20_1" style:class="text" style:master-page-name="">
      <style:paragraph-properties style:page-number="auto"/>
      <style:text-properties fo:font-size="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Hsu</meta:initial-creator>
    <meta:creation-date>2013-01-03T23:23:52</meta:creation-date>
    <dc:date>2013-01-09T22:10:14</dc:date>
    <dc:creator>Aaron Hsu</dc:creator>
    <meta:editing-duration>PT12H31M49S</meta:editing-duration>
    <meta:editing-cycles>23</meta:editing-cycles>
    <meta:generator>LibreOffice/3.5$Linux_X86_64 LibreOffice_project/350m1$Build-413</meta:generator>
    <meta:document-statistic meta:table-count="0" meta:image-count="0" meta:object-count="0" meta:page-count="7" meta:paragraph-count="36" meta:word-count="2510" meta:character-count="16319" meta:non-whitespace-character-count="13834"/>
  </office:meta>
</office:document-meta>
</file>